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384E9CD5E7F15A192E3.png" manifest:media-type="image/png"/>
  <manifest:file-entry manifest:full-path="Pictures/100002010000050000000500BD86EED16E6AFA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Light" svg:font-family="'Noto Serif Light'" style:font-family-generic="roman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818cm"/>
    </style:style>
    <style:style style:name="P1" style:family="paragraph">
      <style:paragraph-properties fo:text-align="center"/>
    </style:style>
    <style:style style:name="P2" style:family="paragraph">
      <style:text-properties style:font-name="Noto Serif Light"/>
    </style:style>
    <style:style style:name="P3" style:family="paragraph">
      <loext:graphic-properties draw:fill="none" draw:fill-color="#ffffff"/>
      <style:text-properties style:font-name="Noto Serif Light" fo:font-size="15pt" style:font-size-asian="15pt" style:font-size-complex="15pt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53cm" svg:height="7.079cm" svg:x="5.73cm" svg:y="4.635cm">
          <draw:image xlink:href="Pictures/100000000000024000000384E9CD5E7F15A192E3.png" xlink:type="simple" xlink:show="embed" xlink:actuate="onLoad">
            <text:p/>
          </draw:image>
        </draw:frame>
        <draw:frame draw:style-name="gr1" draw:text-style-name="P1" draw:layer="layout" svg:width="18.999cm" svg:height="18.999cm" svg:x="1.001cm" svg:y="1cm">
          <draw:image xlink:href="Pictures/100002010000050000000500BD86EED16E6AFA44.png" xlink:type="simple" xlink:show="embed" xlink:actuate="onLoad">
            <text:p/>
          </draw:image>
        </draw:frame>
        <draw:frame draw:style-name="gr2" draw:text-style-name="P3" draw:layer="layout" svg:width="14.89cm" svg:height="4.068cm" svg:x="2.7cm" svg:y="15.097cm">
          <draw:text-box>
            <text:p text:style-name="P2"><text:span text:style-name="T1">OA-find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Light" svg:font-family="'Noto Serif Light'" style:font-family-generic="roman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4T09:31:09.492000000</meta:creation-date>
    <dc:date>2018-07-14T10:07:56.937000000</dc:date>
    <meta:editing-duration>PT16M26S</meta:editing-duration>
    <meta:editing-cycles>2</meta:editing-cycles>
    <meta:generator>LibreOffice/6.0.4.2$Windows_X86_64 LibreOffice_project/9b0d9b32d5dcda91d2f1a96dc04c645c450872bf</meta:generator>
    <meta:document-statistic meta:object-count="3"/>
  </office:meta>
</office:document-meta>
</file>